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style="normal"/>
    </style:style>
    <style:style style:name="T2" style:family="text">
      <style:text-properties style:font-style-asian="normal"/>
    </style:style>
    <style:style style:name="T3" style:family="text">
      <style:text-properties style:font-style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6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/>
    </style:style>
    <style:style style:name="T8" style:family="text">
      <style:text-properties fo:font-weight="normal"/>
    </style:style>
    <style:style style:name="T9" style:family="text">
      <style:text-properties fo:background-color="transparent"/>
    </style:style>
    <style:style style:name="T10" style:family="text">
      <style:text-properties style:font-size-asian="10pt"/>
    </style:style>
    <style:style style:name="T11" style:family="text">
      <style:text-properties style:font-weight-asian="normal"/>
    </style:style>
    <style:style style:name="T12" style:family="text">
      <style:text-properties style:font-size-complex="10pt"/>
    </style:style>
    <style:style style:name="T13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le}</text:h>
      <text:p text:style-name="Standard">{message}</text:p>
      <text:p text:style-name="P1"/>
      <text:p text:style-name="P2">[!-- BEGIN level1 --]</text:p>
      <text:h text:style-name="Heading_20_2" text:outline-level="2">{title}</text:h>
      <text:p text:style-name="P3">{content}</text:p>
      <text:p text:style-name="Standard">{image}</text:p>
      <text:p text:style-name="Standard">test test level 1</text:p>
      <text:p text:style-name="Standard"/>
      <text:p text:style-name="Standard">volgende level:</text:p>
      <text:p text:style-name="Header"><text:span text:style-name="T6">[!-- BEGIN level2 --]</text:span></text:p>
      <text:h text:style-name="Heading_20_3" text:outline-level="3">{title2}</text:h>
      <text:p text:style-name="P3">{content2}</text:p>
      <text:p text:style-name="Standard">{image2}</text:p>
      <text:p text:style-name="Standard">test tekst level 2</text:p>
      <text:p text:style-name="Standard"><text:span text:style-name="T5">[!-- END level2 --]</text:span></text:p>
      <text:p text:style-name="Standard"/>
      <text:p text:style-name="Standard"/>
      <text:p text:style-name="P3">[!-- END level1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Cyril PIERRE de GEYERR</meta:initial-creator>
    <meta:creation-date>2008-09-02T10:04:05</meta:creation-date>
    <dc:date>2011-01-21T16:52:55</dc:date>
    <meta:editing-cycles>36</meta:editing-cycles>
    <meta:editing-duration>PT03H34M13S</meta:editing-duration>
    <dc:creator>Nathalie </dc:creator>
    <meta:document-statistic meta:table-count="0" meta:image-count="0" meta:object-count="0" meta:page-count="1" meta:paragraph-count="15" meta:word-count="38" meta:character-count="195"/>
    <meta:user-defined meta:name="Info 1"/>
    <meta:user-defined meta:name="Info 2"/>
    <meta:user-defined meta:name="Info 3"/>
    <meta:user-defined meta:name="Info 4"/>
  </office:meta>
</office:document-meta>
</file>